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30000003A28FE12B33BF0FE0A4.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604in" fo:margin-left="0in" fo:margin-top="0in" fo:margin-bottom="0in" table:align="left"/>
    </style:style>
    <style:style style:name="Table1.A" style:family="table-column">
      <style:table-column-properties style:column-width="1.6972in"/>
    </style:style>
    <style:style style:name="Table1.B" style:family="table-column">
      <style:table-column-properties style:column-width="2.0313in"/>
    </style:style>
    <style:style style:name="Table1.C" style:family="table-column">
      <style:table-column-properties style:column-width="2.5319in"/>
    </style:style>
    <style:style style:name="Table1.1" style:family="table-row">
      <style:table-row-properties fo:keep-together="auto"/>
    </style:style>
    <style:style style:name="Table1.A1" style:family="table-cell">
      <style:table-cell-properties style:vertical-align="" fo:background-color="#f9cb9c"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C8" style:family="table-cell">
      <style:table-cell-properties style:vertical-align="" fo:padding="0.0694in" fo:border="1pt solid #000000"/>
    </style:style>
    <style:style style:name="Table2" style:family="table">
      <style:table-properties style:width="6.1667in" fo:margin-left="0in" fo:margin-top="0in" fo:margin-bottom="0in" table:align="left"/>
    </style:style>
    <style:style style:name="Table2.A" style:family="table-column">
      <style:table-column-properties style:column-width="1.2389in"/>
    </style:style>
    <style:style style:name="Table2.B" style:family="table-column">
      <style:table-column-properties style:column-width="1.4063in"/>
    </style:style>
    <style:style style:name="Table2.C" style:family="table-column">
      <style:table-column-properties style:column-width="3.5215in"/>
    </style:style>
    <style:style style:name="Table2.1" style:family="table-row">
      <style:table-row-properties fo:keep-together="auto"/>
    </style:style>
    <style:style style:name="Table2.A1" style:family="table-cell">
      <style:table-cell-properties style:vertical-align="" fo:background-color="#f9cb9c"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C6" style:family="table-cell">
      <style:table-cell-properties style:vertical-align="" fo:padding="0.0694in" fo:border="1pt solid #000000"/>
    </style:style>
    <style:style style:name="Table2.A7" style:family="table-cell">
      <style:table-cell-properties style:vertical-align="" fo:padding="0.0694in" fo:border="1pt solid #000000"/>
    </style:style>
    <style:style style:name="Table2.B7" style:family="table-cell">
      <style:table-cell-properties style:vertical-align="" fo:padding="0.0694in" fo:border="1pt solid #000000"/>
    </style:style>
    <style:style style:name="Table2.C7" style:family="table-cell">
      <style:table-cell-properties style:vertical-align="" fo:padding="0.0694in" fo:border="1pt solid #000000"/>
    </style:style>
    <style:style style:name="Table2.A8" style:family="table-cell">
      <style:table-cell-properties style:vertical-align="" fo:padding="0.0694in" fo:border="1pt solid #000000"/>
    </style:style>
    <style:style style:name="Table2.B8" style:family="table-cell">
      <style:table-cell-properties style:vertical-align="" fo:padding="0.0694in" fo:border="1pt solid #000000"/>
    </style:style>
    <style:style style:name="Table2.C8" style:family="table-cell">
      <style:table-cell-properties style:vertical-align="" fo:padding="0.0694in" fo:border="1pt solid #000000"/>
    </style:style>
    <style:style style:name="Table2.A9" style:family="table-cell">
      <style:table-cell-properties style:vertical-align="" fo:padding="0.0694in" fo:border="1pt solid #000000"/>
    </style:style>
    <style:style style:name="Table2.B9" style:family="table-cell">
      <style:table-cell-properties style:vertical-align="" fo:padding="0.0694in" fo:border="1pt solid #000000"/>
    </style:style>
    <style:style style:name="Table2.C9" style:family="table-cell">
      <style:table-cell-properties style:vertical-align="" fo:padding="0.0694in" fo:border="1pt solid #000000"/>
    </style:style>
    <style:style style:name="Table3" style:family="table">
      <style:table-properties style:width="6.2604in" fo:margin-left="0in" fo:margin-top="0in" fo:margin-bottom="0in" table:align="left"/>
    </style:style>
    <style:style style:name="Table3.A" style:family="table-column">
      <style:table-column-properties style:column-width="1.3431in"/>
    </style:style>
    <style:style style:name="Table3.B" style:family="table-column">
      <style:table-column-properties style:column-width="0.9896in"/>
    </style:style>
    <style:style style:name="Table3.C" style:family="table-column">
      <style:table-column-properties style:column-width="3.9278in"/>
    </style:style>
    <style:style style:name="Table3.1" style:family="table-row">
      <style:table-row-properties fo:keep-together="auto"/>
    </style:style>
    <style:style style:name="Table3.A1" style:family="table-cell">
      <style:table-cell-properties style:vertical-align="" fo:background-color="#f9cb9c"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padding="0.0694in" fo:border="1pt solid #000000"/>
    </style:style>
    <style:style style:name="Table3.A6" style:family="table-cell">
      <style:table-cell-properties style:vertical-align="" fo:padding="0.0694in" fo:border="1pt solid #000000"/>
    </style:style>
    <style:style style:name="Table3.B6" style:family="table-cell">
      <style:table-cell-properties style:vertical-align="" fo:padding="0.0694in" fo:border="1pt solid #000000"/>
    </style:style>
    <style:style style:name="Table3.C6" style:family="table-cell">
      <style:table-cell-properties style:vertical-align="" fo:padding="0.0694in" fo:border="1pt solid #000000"/>
    </style:style>
    <style:style style:name="Table3.A7" style:family="table-cell">
      <style:table-cell-properties style:vertical-align="" fo:padding="0.0694in" fo:border="1pt solid #000000"/>
    </style:style>
    <style:style style:name="Table3.B7" style:family="table-cell">
      <style:table-cell-properties style:vertical-align="" fo:padding="0.0694in" fo:border="1pt solid #000000"/>
    </style:style>
    <style:style style:name="Table3.C7" style:family="table-cell">
      <style:table-cell-properties style:vertical-align="" fo:padding="0.0694in" fo:border="1pt solid #000000"/>
    </style:style>
    <style:style style:name="Table3.A8" style:family="table-cell">
      <style:table-cell-properties style:vertical-align="" fo:padding="0.0694in" fo:border="1pt solid #000000"/>
    </style:style>
    <style:style style:name="Table3.B8" style:family="table-cell">
      <style:table-cell-properties style:vertical-align="" fo:padding="0.0694in" fo:border="1pt solid #000000"/>
    </style:style>
    <style:style style:name="Table3.C8" style:family="table-cell">
      <style:table-cell-properties style:vertical-align="" fo:padding="0.0694in" fo:border="1pt solid #000000"/>
    </style:style>
    <style:style style:name="Table3.A9" style:family="table-cell">
      <style:table-cell-properties style:vertical-align="" fo:padding="0.0694in" fo:border="1pt solid #000000"/>
    </style:style>
    <style:style style:name="Table3.B9" style:family="table-cell">
      <style:table-cell-properties style:vertical-align="" fo:padding="0.0694in" fo:border="1pt solid #000000"/>
    </style:style>
    <style:style style:name="Table3.C9" style:family="table-cell">
      <style:table-cell-properties style:vertical-align="" fo:padding="0.0694in" fo:border="1pt solid #000000"/>
    </style:style>
    <style:style style:name="Table3.A10" style:family="table-cell">
      <style:table-cell-properties style:vertical-align="" fo:padding="0.0694in" fo:border="1pt solid #000000"/>
    </style:style>
    <style:style style:name="Table3.B10" style:family="table-cell">
      <style:table-cell-properties style:vertical-align="" fo:padding="0.0694in" fo:border="1pt solid #000000"/>
    </style:style>
    <style:style style:name="Table3.C10" style:family="table-cell">
      <style:table-cell-properties style:vertical-align="" fo:padding="0.0694in" fo:border="1pt solid #000000"/>
    </style:style>
    <style:style style:name="Table3.A11" style:family="table-cell">
      <style:table-cell-properties style:vertical-align="" fo:padding="0.0694in" fo:border="1pt solid #000000"/>
    </style:style>
    <style:style style:name="Table3.B11" style:family="table-cell">
      <style:table-cell-properties style:vertical-align="" fo:padding="0.0694in" fo:border="1pt solid #000000"/>
    </style:style>
    <style:style style:name="Table3.C11" style:family="table-cell">
      <style:table-cell-properties style:vertical-align="" fo:padding="0.0694in" fo:border="1pt solid #000000"/>
    </style:style>
    <style:style style:name="Table3.A12" style:family="table-cell">
      <style:table-cell-properties style:vertical-align="" fo:padding="0.0694in" fo:border="1pt solid #000000"/>
    </style:style>
    <style:style style:name="Table3.B12" style:family="table-cell">
      <style:table-cell-properties style:vertical-align="" fo:padding="0.0694in" fo:border="1pt solid #000000"/>
    </style:style>
    <style:style style:name="Table3.C12" style:family="table-cell">
      <style:table-cell-properties style:vertical-align="" fo:padding="0.0694in" fo:border="1pt solid #000000"/>
    </style:style>
    <style:style style:name="Table3.A13" style:family="table-cell">
      <style:table-cell-properties style:vertical-align="" fo:padding="0.0694in" fo:border="1pt solid #000000"/>
    </style:style>
    <style:style style:name="Table3.B13" style:family="table-cell">
      <style:table-cell-properties style:vertical-align="" fo:padding="0.0694in" fo:border="1pt solid #000000"/>
    </style:style>
    <style:style style:name="Table3.C13"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margin-top="0in" fo:margin-bottom="0.139in" loext:contextual-spacing="false" fo:line-height="100%"/>
    </style:style>
    <style:style style:name="P4"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5"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6" style:family="paragraph" style:parent-style-name="Standard" style:list-style-name="WWNum1">
      <style:paragraph-properties fo:margin-left="0.5in" fo:margin-right="0in" fo:margin-top="0in" fo:margin-bottom="0in" loext:contextual-spacing="false" fo:text-indent="-0.25in" style:auto-text-indent="false"/>
    </style:style>
    <style:style style:name="P7" style:family="paragraph" style:parent-style-name="Standard" style:list-style-name="WWNum2">
      <style:paragraph-properties fo:margin-left="0.5in" fo:margin-right="0in" fo:margin-top="0in" fo:margin-bottom="0in" loext:contextual-spacing="false" fo:text-indent="-0.25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list-style-name="WWNum2">
      <style:paragraph-properties fo:margin-left="0.5in" fo:margin-right="0in" fo:text-indent="-0.25in" style:auto-text-indent="false"/>
    </style:style>
    <style:style style:name="P10" style:family="paragraph" style:parent-style-name="Standard">
      <style:paragraph-properties fo:margin-top="0in" fo:margin-bottom="0in" loext:contextual-spacing="false" fo:line-height="100%" fo:text-align="center" style:justify-single-word="false"/>
    </style:style>
    <style:style style:name="P11" style:family="paragraph" style:parent-style-name="Standard">
      <style:paragraph-properties fo:margin-top="0in" fo:margin-bottom="0in" loext:contextual-spacing="false" fo:line-height="100%" fo:orphans="0" fo:widows="0"/>
    </style:style>
    <style:style style:name="P12" style:family="paragraph" style:parent-style-name="Standard">
      <style:paragraph-properties fo:margin-top="0in" fo:margin-bottom="0in" loext:contextual-spacing="false" fo:line-height="100%" fo:keep-together="always" fo:orphans="0" fo:widows="0"/>
    </style:style>
    <style:style style:name="P13" style:family="paragraph" style:parent-style-name="Standard">
      <style:paragraph-properties fo:margin-top="0in" fo:margin-bottom="0in" loext:contextual-spacing="false" fo:line-height="100%" fo:keep-together="always" fo:orphans="0" fo:widows="0" fo:keep-with-next="always"/>
    </style:style>
    <style:style style:name="P14" style:family="paragraph" style:parent-style-name="Standard">
      <style:paragraph-properties fo:margin-top="0.139in" fo:margin-bottom="0.139in" loext:contextual-spacing="false" fo:line-height="100%"/>
    </style:style>
    <style:style style:name="P15" style:family="paragraph" style:parent-style-name="Standard">
      <style:paragraph-properties fo:margin-left="0.3929in" fo:margin-right="0in" fo:margin-top="0in" fo:margin-bottom="0in" loext:contextual-spacing="false" fo:line-height="100%" fo:text-indent="0in" style:auto-text-indent="false"/>
    </style:style>
    <style:style style:name="P16" style:family="paragraph" style:parent-style-name="Standard">
      <style:paragraph-properties fo:margin-left="0.3929in" fo:margin-right="0in" fo:margin-top="0in" fo:margin-bottom="0.139in" loext:contextual-spacing="false" fo:line-height="100%" fo:text-indent="0in" style:auto-text-indent="false"/>
    </style:style>
    <style:style style:name="P17" style:family="paragraph" style:parent-style-name="Standard">
      <style:paragraph-properties fo:margin-left="-0.0484in" fo:margin-right="0in" fo:margin-top="0in" fo:margin-bottom="0in" loext:contextual-spacing="false" fo:line-height="100%" fo:text-align="justify" style:justify-single-word="false" fo:text-indent="0in" style:auto-text-indent="false"/>
      <style:text-properties style:font-name="Calibri" fo:font-size="10pt" fo:font-weight="bold" style:font-name-asian="Calibri1" style:font-size-asian="10pt" style:font-weight-asian="bold" style:font-name-complex="Calibri1" style:font-size-complex="10pt"/>
    </style:style>
    <style:style style:name="P18" style:family="paragraph" style:parent-style-name="Standard">
      <style:paragraph-properties fo:margin-left="-0.0484in" fo:margin-right="0in" fo:margin-top="0in" fo:margin-bottom="0in" loext:contextual-spacing="false" fo:line-height="115%" fo:text-align="justify" style:justify-single-word="false" fo:text-indent="0in" style:auto-text-indent="false"/>
      <style:text-properties style:font-name="Calibri" fo:font-size="10pt" fo:font-weight="bold" style:font-name-asian="Calibri1" style:font-size-asian="10pt" style:font-weight-asian="bold" style:font-name-complex="Calibri1" style:font-size-complex="10pt"/>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00%" fo:text-align="end" style:justify-single-word="false" fo:text-indent="0in" style:auto-text-indent="false"/>
      <style:text-properties style:font-name="Calibri" fo:font-size="10pt" fo:font-weight="bold" style:font-name-asian="Calibri1" style:font-size-asian="10pt" style:font-weight-asian="bold" style:font-name-complex="Calibri1" style:font-size-complex="10pt"/>
    </style:style>
    <style:style style:name="P21" style:family="paragraph" style:parent-style-name="Standard">
      <style:paragraph-properties fo:margin-left="0in" fo:margin-right="0in" fo:margin-top="0in" fo:margin-bottom="0.111in" loext:contextual-spacing="false" fo:line-height="108%" fo:text-align="end" style:justify-single-word="false" fo:text-indent="0in" style:auto-text-indent="false"/>
    </style:style>
    <style:style style:name="P22" style:family="paragraph" style:parent-style-name="Standard" style:master-page-name="First_20_Page">
      <style:paragraph-properties fo:text-align="center" style:justify-single-word="false" style:page-number="1"/>
    </style:style>
    <style:style style:name="P23" style:family="paragraph" style:parent-style-name="Heading_20_1">
      <style:paragraph-properties fo:text-align="center" style:justify-single-word="false"/>
    </style:style>
    <style:style style:name="P24" style:family="paragraph" style:parent-style-name="Heading_20_2">
      <style:paragraph-properties fo:break-before="page"/>
    </style:style>
    <style:style style:name="T1" style:family="text">
      <style:text-properties fo:font-weight="bold" style:font-weight-asian="bold"/>
    </style:style>
    <style:style style:name="T2" style:family="text">
      <style:text-properties fo:color="#0000ff"/>
    </style:style>
    <style:style style:name="T3" style:family="text">
      <style:text-properties fo:color="#0000ff" style:font-name="Courier New" fo:font-weight="bold" style:font-name-asian="Courier New1" style:font-weight-asian="bold" style:font-name-complex="Courier New1"/>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style:font-name="Courier New" style:font-name-asian="Courier New1" style:font-name-complex="Courier New1"/>
    </style:style>
    <style:style style:name="T6" style:family="text">
      <style:text-properties fo:font-style="italic" style:font-style-asian="italic"/>
    </style:style>
    <style:style style:name="T7" style:family="text">
      <style:text-properties style:text-underline-style="none"/>
    </style:style>
    <style:style style:name="T8" style:family="text">
      <style:text-properties fo:color="#ff0000" style:font-name="Courier New" fo:font-weight="bold" style:font-name-asian="Courier New1" style:font-weight-asian="bold" style:font-name-complex="Courier New1"/>
    </style:style>
    <style:style style:name="T9" style:family="text">
      <style:text-properties style:font-name="Calibri" fo:font-size="10pt" style:font-name-asian="Calibri1" style:font-size-asian="10pt" style:font-name-complex="Calibri1" style:font-size-complex="10pt"/>
    </style:style>
    <style:style style:name="T10" style:family="text">
      <style:text-properties style:font-name="Calibri" fo:font-size="10pt" fo:font-weight="bold" style:font-name-asian="Calibri1" style:font-size-asian="10pt" style:font-weight-asian="bold" style:font-name-complex="Calibri1" style:font-size-complex="10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
      <text:p text:style-name="P23"><text:bookmark text:name="_1et9tvxr3o8u"/>Proyecto ISPEL:<text:line-break/><text:span text:style-name="T1">Protocolo de comunicación <text:line-break/>entre equipo-interfaz y PC</text:span></text:p>
      <text:p text:style-name="P2">Versión 1 Beta, julio de 2024.</text:p>
      <text:p text:style-name="P2"/>
      <text:p text:style-name="P2"/>
      <text:p text:style-name="Heading_20_2"><text:bookmark text:name="_htjrjt5gfhee"/><text:span text:style-name="T2">Resumen</text:span></text:p>
      <text:p text:style-name="Standard">En este documento desarrollamos el protocolo de comunicación entre la PC (o equipo equivalente) y la interfaz electrónica como parte del proyecto ISPEL. En esta primera etapa, se propone un protocolo simple en formato de texto para facilitar su implementación y prueba. </text:p>
      <text:p text:style-name="Heading_20_2"><text:bookmark text:name="_pyjert3p01pp"/>Índice</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4"><text:a xlink:type="simple" xlink:href="#_pvicmm2gmdwy" text:style-name="Index_20_Link" text:visited-style-name="Index_20_Link"><text:span text:style-name="T4">Introducción<text:tab/>2</text:span></text:a></text:p>
          <text:p text:style-name="P4"><text:a xlink:type="simple" xlink:href="#_q2hqz9qcbka" text:style-name="Index_20_Link" text:visited-style-name="Index_20_Link"><text:span text:style-name="T4">Formato general<text:tab/>2</text:span></text:a></text:p>
          <text:p text:style-name="P4"><text:a xlink:type="simple" xlink:href="#_sg7eu7gmfmvo" text:style-name="Index_20_Link" text:visited-style-name="Index_20_Link"><text:span text:style-name="T4">Comandos principales<text:tab/>2</text:span></text:a></text:p>
          <text:p text:style-name="P4"><text:a xlink:type="simple" xlink:href="#_z1a093jpvbpp" text:style-name="Index_20_Link" text:visited-style-name="Index_20_Link"><text:span text:style-name="T4">Subcomandos<text:tab/>3</text:span></text:a></text:p>
          <text:p text:style-name="P4"><text:a xlink:type="simple" xlink:href="#_6orjnpsk33vt" text:style-name="Index_20_Link" text:visited-style-name="Index_20_Link"><text:span text:style-name="T4">Atributos<text:tab/>5</text:span></text:a></text:p>
          <text:p text:style-name="P4"><text:a xlink:type="simple" xlink:href="#_uqg3z9q6smq0" text:style-name="Index_20_Link" text:visited-style-name="Index_20_Link"><text:span text:style-name="T4">Ejemplo<text:tab/>6</text:span></text:a></text:p>
          <text:p text:style-name="P4"><text:a xlink:type="simple" xlink:href="#_jgf30v3mfe18" text:style-name="Index_20_Link" text:visited-style-name="Index_20_Link"><text:span text:style-name="T4">Requerimientos cumplidos y pendientes<text:tab/>6</text:span></text:a></text:p>
        </text:index-body>
      </text:table-of-content>
      <text:p text:style-name="Standard"/>
      <text:p text:style-name="Heading_20_2"><text:bookmark text:name="_kn03v37wfkcz"/></text:p>
      <text:p text:style-name="P24"><text:bookmark text:name="_pvicmm2gmdwy"/>Introducción</text:p>
      <text:p text:style-name="P3">La innovación del proyecto ISPEL (Interfaz de señales para prácticas educativas de laboratorio) es resolver con diseño abierto una solución que abarque una variedad de prácticas, y no solo algunas experiencias puntuales. Esto destaca la importancia de definir con precisión el protocolo de comunicación entre la PC, utilizada por el estudiante o docente para operar el equipo, y el equipo en sí, que reúne la capturadora de señal y el generador.</text:p>
      <text:p text:style-name="Standard">A nivel de hardware, se utiliza la conexión serial USB, comunicándose con formato de texto ASCII. La simpleza del protocolo tiene como desventaja cierta ineficiencia en la velocidad de comunicación, especialmente para recibir los datos de las señales capturadas. La simpleza del protocolo tiene como otro objetivo facilitar su ampliación, sin perder compatibilidad con versiones anteriores. </text:p>
      <text:p text:style-name="Heading_20_2"><text:bookmark text:name="_q2hqz9qcbka"/>Formato general</text:p>
      <text:p text:style-name="Standard">Como criterio, se ha establecido que los mensajes de entrada y salida del sistema embebido tengan el mismo formato. El formato puede describirse así:</text:p>
      <text:list xml:id="list409869652" text:style-name="WWNum1">
        <text:list-item>
          <text:p text:style-name="P6"><text:span text:style-name="T1">Comandos: </text:span>Deben empezar con una letra. Mayúsculas y minúsculas es indistinto. Desde el segundo carácter, pueden ir números y caracteres especiales como ‘<text:span text:style-name="T5">_</text:span>’. Luego del comando debe ir un separador o LF (nueva línea o <text:span text:style-name="T6">line feed</text:span>). El comando puede identificar un objeto o un procedimiento.</text:p>
        </text:list-item>
        <text:list-item>
          <text:p text:style-name="P6"><text:span text:style-name="T1">Subcomandos: </text:span>Luego del comando puede ir un subcomando, que posee el mismo formato que el comando. Luego del subcomando puede ir otro subcomando, según lo apropiado al comando y subcomando en cuestión.</text:p>
        </text:list-item>
        <text:list-item>
          <text:p text:style-name="P6"><text:span text:style-name="T1">Separador: </text:span>espacio ‘ ’, tabulación o coma. Los dobles espacios se interpretan como espacio simple.</text:p>
        </text:list-item>
        <text:list-item>
          <text:p text:style-name="P8"><text:span text:style-name="T1">Parámetros:</text:span> Pueden ser datos o atributos, expresados como números o como asignaciones del tipo: <text:span text:style-name="T5">FM=100000</text:span>. En este último caso, no debe haber espacio entre el símbolo ‘<text:span text:style-name="T5">=</text:span>’ y los términos conexos. Algunos comandos pueden tener parámetros sin formato, que incluirá desde el separador de cierre del comando o subcomando hasta LF. </text:p>
        </text:list-item>
      </text:list>
      <text:p text:style-name="Heading_20_2"><text:bookmark text:name="_sg7eu7gmfmvo"/>Comandos principales</text:p>
      <text:p text:style-name="Standard">La lista completa de comandos se encuentra en el encabezado <text:span text:style-name="T5">apli_interpretador.h</text:span>. Como comandos principales se pueden utilizar:</text:p>
      <text:p text:style-name="P10"><text:span text:style-name="T1">Tabla Nº 1. </text:span>Comandos principales</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text:span text:style-name="T1">Mensaje desde PC</text:span></text:p>
            </table:table-cell>
            <table:table-cell table:style-name="Table1.A1" office:value-type="string">
              <text:p text:style-name="P11"><text:span text:style-name="T1">Respuesta de equipo</text:span></text:p>
            </table:table-cell>
            <table:table-cell table:style-name="Table1.A1" office:value-type="string">
              <text:p text:style-name="P11"><text:span text:style-name="T1">Descripción</text:span></text:p>
            </table:table-cell>
          </table:table-row>
        </table:table-header-rows>
        <table:table-row table:style-name="Table1.1">
          <table:table-cell table:style-name="Table1.A2" office:value-type="string">
            <text:p text:style-name="P11"><text:span text:style-name="T5">HOLA</text:span></text:p>
            <text:p text:style-name="P11"><text:span text:style-name="T5">HOLA 123</text:span></text:p>
          </table:table-cell>
          <table:table-cell table:style-name="Table1.B2" office:value-type="string">
            <text:p text:style-name="P11"><text:span text:style-name="T5">HOLA, SOY ISPEL</text:span></text:p>
            <text:p text:style-name="P11"><text:span text:style-name="T5">HOLA, SOY ISPEL: 123</text:span></text:p>
          </table:table-cell>
          <table:table-cell table:style-name="Table1.C2" office:value-type="string">
            <text:p text:style-name="P11"><text:span text:style-name="T6">Procedimiento</text:span> para prueba de conectividad. Se le puede agregar un parámetro cualquiera para identificar la respuesta.</text:p>
          </table:table-cell>
        </table:table-row>
        <table:table-row table:style-name="Table1.1">
          <table:table-cell table:style-name="Table1.A3" office:value-type="string">
            <text:p text:style-name="P11"><text:span text:style-name="T5">CAPTU INICIAR</text:span></text:p>
          </table:table-cell>
          <table:table-cell table:style-name="Table1.B3" office:value-type="string">
            <text:p text:style-name="P11">Captura realizada.</text:p>
          </table:table-cell>
          <table:table-cell table:style-name="Table1.C3" office:value-type="string">
            <text:p text:style-name="P11"><text:span text:style-name="T5">CAPTU </text:span>hace referencia al <text:span text:style-name="T6">objeto</text:span> Capturadora. Con su subcomando <text:span text:style-name="T5">INICIAR</text:span>, comienza una nueva captura con las entradas que estén encendidas. Devuelve todas las muestras tomadas. </text:p>
          </table:table-cell>
        </table:table-row>
        <table:table-row table:style-name="Table1.1">
          <table:table-cell table:style-name="Table1.A4" office:value-type="string">
            <text:p text:style-name="P11"><text:span text:style-name="T5">GEN OBTENER S1</text:span></text:p>
          </table:table-cell>
          <table:table-cell table:style-name="Table1.B4" office:value-type="string">
            <text:p text:style-name="P11">Configuración actual de la Salida 1.</text:p>
          </table:table-cell>
          <table:table-cell table:style-name="Table1.C4" office:value-type="string">
            <text:p text:style-name="P11"><text:span text:style-name="T5">GEN </text:span>hace referencia al <text:span text:style-name="T6">objeto</text:span> Generador. El subcomando <text:span text:style-name="T5">OBTENER </text:span>devuelve la configuración de la salida indicada.</text:p>
          </table:table-cell>
        </table:table-row>
        <table:table-row table:style-name="Table1.1">
          <table:table-cell table:style-name="Table1.A5" office:value-type="string">
            <text:p text:style-name="P11"><text:span text:style-name="T5">MSJ NADA</text:span></text:p>
          </table:table-cell>
          <table:table-cell table:style-name="Table1.B5" office:value-type="string">
            <text:p text:style-name="P11">No responde.</text:p>
          </table:table-cell>
          <table:table-cell table:style-name="Table1.C5" office:value-type="string">
            <text:p text:style-name="P11"><text:span text:style-name="T6">Procedimiento</text:span> que indica que lo que sigue son comentarios o información.</text:p>
          </table:table-cell>
        </table:table-row>
        <table:table-row table:style-name="Table1.1">
          <table:table-cell table:style-name="Table1.A6" office:value-type="string">
            <text:p text:style-name="P11"><text:span text:style-name="T5">//</text:span></text:p>
          </table:table-cell>
          <table:table-cell table:style-name="Table1.B6" office:value-type="string">
            <text:p text:style-name="P11">No responde.</text:p>
          </table:table-cell>
          <table:table-cell table:style-name="Table1.C6" office:value-type="string">
            <text:p text:style-name="P11">Igual que <text:span text:style-name="T5">MSJ</text:span>. Único comando que no cumple con el formato general.</text:p>
          </table:table-cell>
        </table:table-row>
        <table:table-row table:style-name="Table1.1">
          <table:table-cell table:style-name="Table1.A7" office:value-type="string">
            <text:p text:style-name="P11"><text:span text:style-name="T5">ESPERAR</text:span></text:p>
          </table:table-cell>
          <table:table-cell table:style-name="Table1.B7" office:value-type="string">
            <text:p text:style-name="P11">No responde.</text:p>
          </table:table-cell>
          <table:table-cell table:style-name="Table1.C7" office:value-type="string">
            <text:p text:style-name="P11"><text:span text:style-name="T6">Procedimiento</text:span> que espera 5 segundos antes de evaluar otro comando.</text:p>
          </table:table-cell>
        </table:table-row>
        <table:table-row table:style-name="Table1.1">
          <table:table-cell table:style-name="Table1.A8" office:value-type="string">
            <text:p text:style-name="P11"><text:span text:style-name="T5">TEST</text:span></text:p>
          </table:table-cell>
          <table:table-cell table:style-name="Table1.B8" office:value-type="string">
            <text:p text:style-name="P11">Realiza un testeo.</text:p>
          </table:table-cell>
          <table:table-cell table:style-name="Table1.C8" office:value-type="string">
            <text:p text:style-name="P11"><text:span text:style-name="T6">Procedimiento</text:span> para verificar de entradas y salidas del equipo. Modifica las configuraciones. El detalle del testeo debe buscarse en <text:span text:style-name="T5">Test_Testear()</text:span> de <text:span text:style-name="T5">Test_RTOS.h</text:span>. </text:p>
          </table:table-cell>
        </table:table-row>
      </table:table>
      <text:p text:style-name="P14">Los comandos <text:span text:style-name="T5">HOLA</text:span>, <text:span text:style-name="T5">MSJ </text:span>y <text:span text:style-name="T5">//</text:span> pueden tener parámetros sin formato. Los comandos <text:span text:style-name="T5">ESPERAR </text:span>y <text:span text:style-name="T5">TEST </text:span>no llevan parámetros. <text:span text:style-name="T5">CAPTU </text:span>y <text:span text:style-name="T5">GEN </text:span>deben llevar algún subcomando. En cualquier caso, se va interpretando todo lo posible del comando. El comando <text:span text:style-name="T5">ESPERAR 20 segundos</text:span> hace lo mismo que <text:span text:style-name="T5">ESPERAR</text:span> (y que no espera 20 segundos sino 5). Se devuelve un mensaje de comando no reconocido cuando el inicio de la línea no sea alguno de los comandos de la Tabla Nº 1.</text:p>
      <text:p text:style-name="Heading_20_2"><text:bookmark text:name="_z1a093jpvbpp"/><text:soft-page-break/>Subcomandos</text:p>
      <text:p text:style-name="Standard">Luego de un comando puede ir otro subcomando o comando secundario. En esta versión, los únicos comandos con subcomandos son <text:span text:style-name="T5">CAPTU</text:span> y <text:span text:style-name="T5">GEN</text:span>. Cada comando o subcomando debe identificar a un <text:span text:style-name="T6">objeto</text:span> o <text:span text:style-name="T6">procedimiento</text:span>. Como regla general, primero se enumeran los objetos padre e hijo, y luego el procedimiento. Finalmente pueden seguir los atributos, que en los casos <text:span text:style-name="T5">CAPTU</text:span> y <text:span text:style-name="T5">GEN </text:span>deben tener el formato especificado. En la Tabla Nº 2 enumeramos los subcomandos.</text:p>
      <text:p text:style-name="P10"><text:span text:style-name="T1">Tabla Nº 2. </text:span>Subcomando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text:span text:style-name="T1">Subcomando</text:span></text:p>
            </table:table-cell>
            <table:table-cell table:style-name="Table2.A1" office:value-type="string">
              <text:p text:style-name="P11"><text:span text:style-name="T1">Comando previo</text:span></text:p>
            </table:table-cell>
            <table:table-cell table:style-name="Table2.A1" office:value-type="string">
              <text:p text:style-name="P11"><text:span text:style-name="T1">Descripción</text:span></text:p>
            </table:table-cell>
          </table:table-row>
        </table:table-header-rows>
        <table:table-row table:style-name="Table2.1">
          <table:table-cell table:style-name="Table2.A2" office:value-type="string">
            <text:p text:style-name="P11"><text:span text:style-name="T5">S1</text:span></text:p>
            <text:p text:style-name="P11"><text:span text:style-name="T5">S2</text:span></text:p>
            <text:p text:style-name="P11"><text:span text:style-name="T5">SX</text:span></text:p>
          </table:table-cell>
          <table:table-cell table:style-name="Table2.B2" office:value-type="string">
            <text:p text:style-name="P11"><text:span text:style-name="T5">GEN</text:span></text:p>
          </table:table-cell>
          <table:table-cell table:style-name="Table2.C2" office:value-type="string">
            <text:p text:style-name="P11">Identifica los <text:span text:style-name="T6">objetos</text:span> Salida 1, Salida 2 o todas; hijas del objeto Generador. </text:p>
          </table:table-cell>
        </table:table-row>
        <table:table-row table:style-name="Table2.1">
          <table:table-cell table:style-name="Table2.A3" office:value-type="string">
            <text:p text:style-name="P11"><text:span text:style-name="T5">E1</text:span></text:p>
            <text:p text:style-name="P11"><text:span text:style-name="T5">E2</text:span></text:p>
            <text:p text:style-name="P11"><text:span text:style-name="T5">EX</text:span></text:p>
          </table:table-cell>
          <table:table-cell table:style-name="Table2.B3" office:value-type="string">
            <text:p text:style-name="P11"><text:span text:style-name="T5">CAPTU</text:span></text:p>
          </table:table-cell>
          <table:table-cell table:style-name="Table2.C3" office:value-type="string">
            <text:p text:style-name="P11">Identifica los <text:span text:style-name="T6">objetos</text:span> Entrada 1, Entrada 2 o todas; hijas del objeto Capturadora. </text:p>
          </table:table-cell>
        </table:table-row>
        <table:table-row table:style-name="Table2.1">
          <table:table-cell table:style-name="Table2.A4" office:value-type="string">
            <text:p text:style-name="P11"><text:span text:style-name="T5">OBTENER</text:span></text:p>
          </table:table-cell>
          <table:table-cell table:style-name="Table2.B4" office:value-type="string">
            <text:p text:style-name="P11"><text:span text:style-name="T5">CAPTU</text:span></text:p>
            <text:p text:style-name="P11"><text:span text:style-name="T5">GEN</text:span></text:p>
          </table:table-cell>
          <table:table-cell table:style-name="Table2.C4" office:value-type="string">
            <text:p text:style-name="P11">Devuelve la configuración del objeto padre y de sus hijas. </text:p>
          </table:table-cell>
        </table:table-row>
        <table:table-row table:style-name="Table2.1">
          <table:table-cell table:style-name="Table2.A5" office:value-type="string">
            <text:p text:style-name="P11"><text:span text:style-name="T5">CONFIG</text:span></text:p>
          </table:table-cell>
          <table:table-cell table:style-name="Table2.B5" office:value-type="string">
            <text:p text:style-name="P11"><text:span text:style-name="T5">CAPTU</text:span></text:p>
            <text:p text:style-name="P11"><text:span text:style-name="T5">E1</text:span></text:p>
            <text:p text:style-name="P11"><text:span text:style-name="T5">E2</text:span></text:p>
            <text:p text:style-name="P11"><text:span text:style-name="T5">EX</text:span></text:p>
            <text:p text:style-name="P11"><text:span text:style-name="T5">S1</text:span></text:p>
            <text:p text:style-name="P11"><text:span text:style-name="T5">S2</text:span></text:p>
            <text:p text:style-name="P11"><text:span text:style-name="T5">SX</text:span></text:p>
          </table:table-cell>
          <table:table-cell table:style-name="Table2.C5" office:value-type="string">
            <text:p text:style-name="P11"><text:span text:style-name="T6">Procedimiento</text:span> que configura el objeto precedente.</text:p>
          </table:table-cell>
        </table:table-row>
        <table:table-row table:style-name="Table2.1">
          <table:table-cell table:style-name="Table2.A6" office:value-type="string">
            <text:p text:style-name="P11"><text:span text:style-name="T5">INICIAR</text:span></text:p>
          </table:table-cell>
          <table:table-cell table:style-name="Table2.B6" office:value-type="string">
            <text:p text:style-name="P11"><text:span text:style-name="T5">CAPTU</text:span></text:p>
          </table:table-cell>
          <table:table-cell table:style-name="Table2.C6" office:value-type="string">
            <text:p text:style-name="P11"><text:span text:style-name="T6">Procedimiento</text:span> que inicia una captura de señal/es.</text:p>
          </table:table-cell>
        </table:table-row>
        <table:table-row table:style-name="Table2.1">
          <table:table-cell table:style-name="Table2.A7" office:value-type="string">
            <text:p text:style-name="P11"><text:span text:style-name="T5">PARAR</text:span></text:p>
          </table:table-cell>
          <table:table-cell table:style-name="Table2.B7" office:value-type="string">
            <text:p text:style-name="P11"><text:span text:style-name="T5">CAPTU</text:span></text:p>
          </table:table-cell>
          <table:table-cell table:style-name="Table2.C7" office:value-type="string">
            <text:p text:style-name="P11"><text:span text:style-name="T6">Procedimiento</text:span> que cancela una captura de señal/es.</text:p>
          </table:table-cell>
        </table:table-row>
        <table:table-row table:style-name="Table2.1">
          <table:table-cell table:style-name="Table2.A8" office:value-type="string">
            <text:p text:style-name="P11"><text:span text:style-name="T5">ENCENDER</text:span></text:p>
          </table:table-cell>
          <table:table-cell table:style-name="Table2.B8" office:value-type="string">
            <text:p text:style-name="P13"><text:span text:style-name="T5">S1</text:span></text:p>
            <text:p text:style-name="P13"><text:span text:style-name="T5">S2</text:span></text:p>
            <text:p text:style-name="P13"><text:span text:style-name="T5">SX</text:span></text:p>
            <text:p text:style-name="P13"><text:span text:style-name="T5">E1</text:span></text:p>
            <text:p text:style-name="P13"><text:span text:style-name="T5">E2</text:span></text:p>
            <text:p text:style-name="P12"><text:span text:style-name="T5">EX</text:span></text:p>
          </table:table-cell>
          <table:table-cell table:style-name="Table2.C8" office:value-type="string">
            <text:p text:style-name="P11">Enciende el objeto especificado por comando previo.</text:p>
          </table:table-cell>
        </table:table-row>
        <table:table-row table:style-name="Table2.1">
          <table:table-cell table:style-name="Table2.A9" office:value-type="string">
            <text:p text:style-name="P11"><text:span text:style-name="T5">APAGAR</text:span></text:p>
          </table:table-cell>
          <table:table-cell table:style-name="Table2.B9" office:value-type="string">
            <text:p text:style-name="P11"><text:span text:style-name="T5">S1</text:span></text:p>
            <text:p text:style-name="P11"><text:span text:style-name="T5">S2</text:span></text:p>
            <text:p text:style-name="P11"><text:span text:style-name="T5">SX</text:span></text:p>
            <text:p text:style-name="P11"><text:span text:style-name="T5">E1</text:span></text:p>
            <text:p text:style-name="P11"><text:span text:style-name="T5">E2</text:span></text:p>
            <text:p text:style-name="P11"><text:span text:style-name="T5">EX</text:span></text:p>
          </table:table-cell>
          <table:table-cell table:style-name="Table2.C9" office:value-type="string">
            <text:p text:style-name="P11">Apaga el objeto especificado por comando previo.</text:p>
          </table:table-cell>
        </table:table-row>
      </table:table>
      <text:p text:style-name="P14">El subcomando <text:span text:style-name="T5">CONFIG </text:span>requiere parámetros para especificar los atributos, según el formato definido anteriormente. Los atributos dependen del objeto en cuestión. </text:p>
      <text:p text:style-name="Heading_20_2"><text:bookmark text:name="_6orjnpsk33vt"/>Atributos</text:p>
      <text:p text:style-name="Standard">En la Tabla Nº 3 enumeramos los atributos, que pueden asignarse a determinados objetos en cuestión.</text:p>
      <text:p text:style-name="P10"><text:span text:style-name="T1">Tabla Nº 3. </text:span>Atributos del procedimiento de configuración</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11"><text:span text:style-name="T1">Atributo</text:span></text:p>
            </table:table-cell>
            <table:table-cell table:style-name="Table3.A1" office:value-type="string">
              <text:p text:style-name="P11"><text:span text:style-name="T1">Objetos</text:span></text:p>
            </table:table-cell>
            <table:table-cell table:style-name="Table3.A1" office:value-type="string">
              <text:p text:style-name="P11"><text:span text:style-name="T1">Descripción</text:span></text:p>
            </table:table-cell>
          </table:table-row>
        </table:table-header-rows>
        <table:table-row table:style-name="Table3.1">
          <table:table-cell table:style-name="Table3.A2" office:value-type="string">
            <text:p text:style-name="P11"><text:span text:style-name="T5">TIPO</text:span></text:p>
          </table:table-cell>
          <table:table-cell table:style-name="Table3.B2" office:value-type="string">
            <text:p text:style-name="P11"><text:span text:style-name="T5">S1</text:span>, <text:span text:style-name="T5">S2</text:span>, <text:span text:style-name="T5">SX</text:span></text:p>
          </table:table-cell>
          <table:table-cell table:style-name="Table3.C2" office:value-type="string">
            <text:p text:style-name="P11">Para <text:span text:style-name="T5">GEN </text:span>puede ser <text:span text:style-name="T5">SENOIDAL</text:span>, <text:span text:style-name="T5">SENO</text:span>, <text:span text:style-name="T5">TRIANGULAR </text:span>o <text:span text:style-name="T5">CUADRADA</text:span>. </text:p>
          </table:table-cell>
        </table:table-row>
        <table:table-row table:style-name="Table3.1">
          <table:table-cell table:style-name="Table3.A3" office:value-type="string">
            <text:p text:style-name="P11"><text:span text:style-name="T5">FREC_SENIAL</text:span></text:p>
          </table:table-cell>
          <table:table-cell table:style-name="Table3.B3" office:value-type="string">
            <text:p text:style-name="P11"><text:span text:style-name="T5">S1</text:span>, <text:span text:style-name="T5">S2</text:span>, <text:span text:style-name="T5">SX</text:span></text:p>
          </table:table-cell>
          <table:table-cell table:style-name="Table3.C3" office:value-type="string">
            <text:p text:style-name="P11">Frecuencia en hertzios (Hz) de la señal de la salida especificada. De ser necesario, será corregida a los límites permitidos.</text:p>
          </table:table-cell>
        </table:table-row>
        <table:table-row table:style-name="Table3.1">
          <table:table-cell table:style-name="Table3.A4" office:value-type="string">
            <text:p text:style-name="P11"><text:span text:style-name="T5">FASE_SENIAL</text:span></text:p>
          </table:table-cell>
          <table:table-cell table:style-name="Table3.B4" office:value-type="string">
            <text:p text:style-name="P11"><text:span text:style-name="T5">S1</text:span>, <text:span text:style-name="T5">S2</text:span>, <text:span text:style-name="T5">SX</text:span></text:p>
          </table:table-cell>
          <table:table-cell table:style-name="Table3.C4" office:value-type="string">
            <text:p text:style-name="P11">Fase en grados (º) de la señal de la salida especificada. De ser necesario, será acotada entre 0º y 360º.</text:p>
          </table:table-cell>
        </table:table-row>
        <table:table-row table:style-name="Table3.1">
          <table:table-cell table:style-name="Table3.A5" office:value-type="string">
            <text:p text:style-name="P11"><text:span text:style-name="T5">VMAX_SENIAL</text:span></text:p>
          </table:table-cell>
          <table:table-cell table:style-name="Table3.B5" office:value-type="string">
            <text:p text:style-name="P11"><text:span text:style-name="T5">S1</text:span>, <text:span text:style-name="T5">S2</text:span>, <text:span text:style-name="T5">SX</text:span></text:p>
          </table:table-cell>
          <table:table-cell table:style-name="Table3.C5" office:value-type="string">
            <text:p text:style-name="P11">Tensión máxima en voltios (V) de la señal de la salida especificada. De ser necesario, será corregida a los límites permitidos.</text:p>
          </table:table-cell>
        </table:table-row>
        <table:table-row table:style-name="Table3.1">
          <table:table-cell table:style-name="Table3.A6" office:value-type="string">
            <text:p text:style-name="P11"><text:span text:style-name="T5">VMIN_SENIAL</text:span></text:p>
          </table:table-cell>
          <table:table-cell table:style-name="Table3.B6" office:value-type="string">
            <text:p text:style-name="P11"><text:span text:style-name="T5">S1</text:span>, <text:span text:style-name="T5">S2</text:span>, <text:span text:style-name="T5">SX</text:span></text:p>
          </table:table-cell>
          <table:table-cell table:style-name="Table3.C6" office:value-type="string">
            <text:p text:style-name="P11">Tensión mínima en voltios (V) de la señal de la salida especificada. De ser necesario, será corregida a los límites permitidos.</text:p>
          </table:table-cell>
        </table:table-row>
        <table:table-row table:style-name="Table3.1">
          <table:table-cell table:style-name="Table3.A7" office:value-type="string">
            <text:p text:style-name="P11"><text:span text:style-name="T5">SIM_SENIAL</text:span></text:p>
          </table:table-cell>
          <table:table-cell table:style-name="Table3.B7" office:value-type="string">
            <text:p text:style-name="P11"><text:span text:style-name="T5">S1</text:span>, <text:span text:style-name="T5">S2</text:span>, <text:span text:style-name="T5">SX</text:span></text:p>
          </table:table-cell>
          <table:table-cell table:style-name="Table3.C7" office:value-type="string">
            <text:p text:style-name="P11">Simetría de la señal de la salida especificada. De ser necesario, será acotada entre 0 y 1. El valor 0,5 indica que la señal es simétrica: misma pendiente de subida y bajada en el caso de señal triangular; mismo tiempo arriba y abajo en el caso de señal cuadrada. No aplica a senoidal.</text:p>
          </table:table-cell>
        </table:table-row>
        <table:table-row table:style-name="Table3.1">
          <table:table-cell table:style-name="Table3.A8" office:value-type="string">
            <text:p text:style-name="P11"><text:span text:style-name="T5">ACOPLE_SENIAL</text:span></text:p>
          </table:table-cell>
          <table:table-cell table:style-name="Table3.B8" office:value-type="string">
            <text:p text:style-name="P11"><text:span text:style-name="T5">S1</text:span>, <text:span text:style-name="T5">S2</text:span>, <text:span text:style-name="T5">SX</text:span></text:p>
          </table:table-cell>
          <table:table-cell table:style-name="Table3.C8" office:value-type="string">
            <text:p text:style-name="P11">Puede ser <text:span text:style-name="T5">DC </text:span>y <text:span text:style-name="T5">CERO</text:span>. </text:p>
          </table:table-cell>
        </table:table-row>
        <table:table-row table:style-name="Table3.1">
          <table:table-cell table:style-name="Table3.A9" office:value-type="string">
            <text:p text:style-name="P11"><text:span text:style-name="T5">ESCALA</text:span></text:p>
          </table:table-cell>
          <table:table-cell table:style-name="Table3.B9" office:value-type="string">
            <text:p text:style-name="P11"><text:span text:style-name="T5">E1</text:span>, <text:span text:style-name="T5">E2</text:span>, <text:span text:style-name="T5">EX</text:span>, </text:p>
            <text:p text:style-name="P11"><text:span text:style-name="T5">CAPTU</text:span></text:p>
          </table:table-cell>
          <table:table-cell table:style-name="Table3.C9" office:value-type="string">
            <text:p text:style-name="P11">Se refiere a la escala vertical de entradas o escala horizontal de la capturadora. <text:line-break/>La escala vertical de una entrada se configura con el valor de tensión máxima esperable, en voltios (V). El equipo selecciona la mínima escala que incluya ese valor.</text:p>
            <text:p text:style-name="P11">La escala horizontal para <text:span text:style-name="T5">CAPTU </text:span>indica el intervalo de tiempo que se desea muestrear, especificado en segundos (s). </text:p>
          </table:table-cell>
        </table:table-row>
        <table:table-row table:style-name="Table3.1">
          <table:table-cell table:style-name="Table3.A10" office:value-type="string">
            <text:p text:style-name="P11"><text:span text:style-name="T5">ORIGEN<text:tab/></text:span></text:p>
          </table:table-cell>
          <table:table-cell table:style-name="Table3.B10" office:value-type="string">
            <text:p text:style-name="P11"><text:span text:style-name="T5">CAPTU</text:span></text:p>
          </table:table-cell>
          <table:table-cell table:style-name="Table3.C10" office:value-type="string">
            <text:p text:style-name="P11">Especifica el origen del disparo de captura. Puede ser: <text:span text:style-name="T5">E1</text:span>, <text:span text:style-name="T5">E2</text:span>.</text:p>
          </table:table-cell>
        </table:table-row>
        <table:table-row table:style-name="Table3.1">
          <table:table-cell table:style-name="Table3.A11" office:value-type="string">
            <text:p text:style-name="P11"><text:span text:style-name="T5">PROMEDIO</text:span></text:p>
          </table:table-cell>
          <table:table-cell table:style-name="Table3.B11" office:value-type="string">
            <text:p text:style-name="P11"><text:span text:style-name="T5">CAPTU</text:span></text:p>
          </table:table-cell>
          <table:table-cell table:style-name="Table3.C11" office:value-type="string">
            <text:p text:style-name="P11">Indica la cantidad de muestras a promediar. Puede ser 1, 4, 16. Si es otro número, se intentará asignar el mayor número posible.</text:p>
          </table:table-cell>
        </table:table-row>
        <table:table-row table:style-name="Table3.1">
          <table:table-cell table:style-name="Table3.A12" office:value-type="string">
            <text:p text:style-name="P11"><text:span text:style-name="T5">NIVEL</text:span></text:p>
          </table:table-cell>
          <table:table-cell table:style-name="Table3.B12" office:value-type="string">
            <text:p text:style-name="P11"><text:span text:style-name="T5">E1</text:span>, <text:span text:style-name="T5">E2</text:span>, <text:span text:style-name="T5">EX</text:span></text:p>
          </table:table-cell>
          <table:table-cell table:style-name="Table3.C12" office:value-type="string">
            <text:p text:style-name="P11">Nivel de la entrada especificada tomado para el disparo. En voltios (V).</text:p>
          </table:table-cell>
        </table:table-row>
        <table:table-row table:style-name="Table3.1">
          <table:table-cell table:style-name="Table3.A13" office:value-type="string">
            <text:p text:style-name="P11"><text:span text:style-name="T5">FLANCO</text:span></text:p>
          </table:table-cell>
          <table:table-cell table:style-name="Table3.B13" office:value-type="string">
            <text:p text:style-name="P11"><text:span text:style-name="T5">E1</text:span>, <text:span text:style-name="T5">E2</text:span>, <text:span text:style-name="T5">EX</text:span></text:p>
          </table:table-cell>
          <table:table-cell table:style-name="Table3.C13" office:value-type="string">
            <text:p text:style-name="P11">Flanco de la entrada especificada tomado para el disparo. Puede ser: <text:span text:style-name="T5">SUBIDA </text:span>o <text:span text:style-name="T5">BAJADA</text:span>.</text:p>
          </table:table-cell>
        </table:table-row>
      </table:table>
      <text:p text:style-name="P14">Además, existen otros atributos que son devueltos con el subcomando <text:span text:style-name="T5">OBTENER</text:span>, pero que no son configurables. Por ejemplo: <text:span text:style-name="T5">FM=2400000</text:span> indica que la frecuencia de muestreo de la capturadora es de 2,4 Msps (millones de muestras por segundo). </text:p>
      <text:p text:style-name="Heading_20_2"><text:bookmark text:name="_uqg3z9q6smq0"/>Ejemplo</text:p>
      <text:p text:style-name="Standard">La siguiente secuencia es un conjunto de comandos posibles para operar el equipo-interfaz:</text:p>
      <text:p text:style-name="P15"><text:span text:style-name="T3">PC&gt; </text:span><text:span text:style-name="T5">hola 123</text:span></text:p>
      <text:p text:style-name="P15"><text:span text:style-name="T8">ISPEL&gt;</text:span><text:span text:style-name="T5"> HOLA Aqui ISPEL: 123</text:span></text:p>
      <text:p text:style-name="P15"><text:span text:style-name="T3">PC&gt; </text:span><text:span text:style-name="T5">captu config escala=0.001</text:span></text:p>
      <text:p text:style-name="P15"><text:span text:style-name="T8">ISPEL&gt;</text:span><text:span text:style-name="T5"> MSJ CAPTU CONFIG </text:span></text:p>
      <text:p text:style-name="P16"><text:span text:style-name="T3">PC&gt; </text:span><text:span text:style-name="T5">captu iniciar</text:span></text:p>
      <text:p text:style-name="Standard">En colores se indica desde dónde se envía el mensaje. La primera línea <text:span text:style-name="T5">hola 123</text:span> simplemente solicita una respuesta para probar la conexión. La segunda línea de PC configura un parámetro de la capturadora. La tercera línea inicia la captura.</text:p>
      <text:p text:style-name="Heading_20_2"><text:bookmark text:name="_jgf30v3mfe18"/>Requerimientos cumplidos y pendientes</text:p>
      <text:p text:style-name="Standard">En la presente versión de la API, se han completado los siguientes requerimientos:</text:p>
      <text:list xml:id="list776517337" text:style-name="WWNum2">
        <text:list-item>
          <text:p text:style-name="P7">Configuración de cada entrada y salida.</text:p>
        </text:list-item>
        <text:list-item>
          <text:p text:style-name="P7">Configuración de la capturadora.</text:p>
        </text:list-item>
        <text:list-item>
          <text:p text:style-name="P7">Encendido y apagado de cada entrada y salida.</text:p>
        </text:list-item>
        <text:list-item>
          <text:p text:style-name="P7">Envío de datos capturados desde entrada/s a PC.</text:p>
        </text:list-item>
        <text:list-item>
          <text:p text:style-name="P7">Prueba simple de conexión.</text:p>
        </text:list-item>
        <text:list-item>
          <text:p text:style-name="P9">Latido desde equipo-interfaz.</text:p>
        </text:list-item>
      </text:list>
      <text:p text:style-name="Standard">Respecto de los requerimientos especificados inicialmente, queda pendiente:</text:p>
      <text:list xml:id="list113659193548438" text:continue-numbering="true" text:style-name="WWNum2">
        <text:list-item>
          <text:p text:style-name="P7">Identificación de equipos y versión de software (en ambos sentidos).</text:p>
        </text:list-item>
        <text:list-item>
          <text:p text:style-name="P7">Identificación de cantidad y tipos de fuentes/generadores de señales en la Interfaz electrónica (salidas).</text:p>
        </text:list-item>
        <text:list-item>
          <text:p text:style-name="P7"><text:soft-page-break/>Identificación de cantidad de DAC (entradas).</text:p>
        </text:list-item>
        <text:list-item>
          <text:p text:style-name="P7">Identificación de puertos digitales bidireccionales (RS232, I2C, Can, etc.)</text:p>
        </text:list-item>
        <text:list-item>
          <text:p text:style-name="P9">Identificación de características de cada entrada y salid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color="#0000ff"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07376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4" style:family="table">
      <style:table-properties style:width="5.6354in" fo:margin-left="-0.0486in" fo:margin-top="0in" fo:margin-bottom="0in" fo:break-before="auto" fo:break-after="auto" table:align="left"/>
    </style:style>
    <style:style style:name="Table4.A" style:family="table-column">
      <style:table-column-properties style:column-width="5.4306in"/>
    </style:style>
    <style:style style:name="Table4.B" style:family="table-column">
      <style:table-column-properties style:column-width="0.2042in"/>
    </style:style>
    <style:style style:name="Table4.1" style:family="table-row">
      <style:table-row-properties fo:keep-together="auto"/>
    </style:style>
    <style:style style:name="Table4.A1" style:family="table-cell">
      <style:table-cell-properties style:vertical-align="" fo:padding="0.0694in" fo:border-left="none" fo:border-right="none" fo:border-top="none" fo:border-bottom="0.75pt solid #666666"/>
    </style:style>
    <style:style style:name="MP1" style:family="paragraph" style:parent-style-name="Standard">
      <style:paragraph-properties fo:margin-left="-0.0484in" fo:margin-right="0in" fo:margin-top="0in" fo:margin-bottom="0in" loext:contextual-spacing="false" fo:line-height="100%" fo:text-align="justify" style:justify-single-word="false" fo:text-indent="0in" style:auto-text-indent="false"/>
      <style:text-properties style:font-name="Calibri" fo:font-size="10pt" fo:font-weight="bold" style:font-name-asian="Calibri1" style:font-size-asian="10pt" style:font-weight-asian="bold" style:font-name-complex="Calibri1" style:font-size-complex="10pt"/>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MP3" style:family="paragraph" style:parent-style-name="Standard">
      <style:paragraph-properties fo:margin-left="0in" fo:margin-right="0in" fo:margin-top="0in" fo:margin-bottom="0in" loext:contextual-spacing="false" fo:line-height="100%" fo:text-align="end" style:justify-single-word="false" fo:text-indent="0in" style:auto-text-indent="false"/>
      <style:text-properties style:font-name="Calibri" fo:font-size="10pt" fo:font-weight="bold" style:font-name-asian="Calibri1" style:font-size-asian="10pt" style:font-weight-asian="bold" style:font-name-complex="Calibri1" style:font-size-complex="10pt"/>
    </style:style>
    <style:style style:name="MP4" style:family="paragraph" style:parent-style-name="Standard">
      <style:paragraph-properties fo:margin-left="-0.0484in" fo:margin-right="0in" fo:margin-top="0in" fo:margin-bottom="0in" loext:contextual-spacing="false" fo:line-height="115%" fo:text-align="justify" style:justify-single-word="false" fo:text-indent="0in" style:auto-text-indent="false"/>
      <style:text-properties style:font-name="Calibri" fo:font-size="10pt" fo:font-weight="bold" style:font-name-asian="Calibri1" style:font-size-asian="10pt" style:font-weight-asian="bold" style:font-name-complex="Calibri1" style:font-size-complex="10pt"/>
    </style:style>
    <style:style style:name="MP5" style:family="paragraph" style:parent-style-name="Standard">
      <style:paragraph-properties fo:margin-left="0in" fo:margin-right="0in" fo:margin-top="0in" fo:margin-bottom="0.111in" loext:contextual-spacing="false" fo:line-height="108%" fo:text-align="end" style:justify-single-word="false" fo:text-indent="0in" style:auto-text-indent="false"/>
    </style:style>
    <style:style style:name="MT1" style:family="text">
      <style:text-properties style:font-name="Calibri" fo:font-size="10pt" style:font-name-asian="Calibri1" style:font-size-asian="10pt" style:font-name-complex="Calibri1" style:font-size-complex="10pt"/>
    </style:style>
    <style:style style:name="MT2" style:family="text">
      <style:text-properties style:font-name="Calibri" fo:font-size="10pt" fo:font-weight="bold" style:font-name-asian="Calibri1" style:font-size-asian="10pt" style:font-weight-asian="bold" style:font-name-complex="Calibri1" style:font-size-complex="10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9839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45in" style:dynamic-spacing="true"/>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5in" fo:margin-bottom="0.5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45in" style:dynamic-spacing="true"/>
      </style:header-style>
      <style:footer-style>
        <style:header-footer-properties fo:min-height="0.4839in" fo:margin-left="0in" fo:margin-right="0in" fo:margin-top="0.4445in" style:dynamic-spacing="true"/>
      </style:footer-style>
    </style:page-layout>
  </office:automatic-styles>
  <office:master-styles>
    <style:master-page style:name="Standard" style:page-layout-name="Mpm1">
      <style:header>
        <text:p text:style-name="MP1"><draw:frame draw:style-name="Mfr1" draw:name="image1.jpg" text:anchor-type="char" svg:x="6.6736in" svg:y="0.7492in" svg:width="0.5811in" svg:height="0.6661in" draw:z-index="3"><draw:image xlink:href="Pictures/1000000000000330000003A28FE12B33BF0FE0A4.jpg" xlink:type="simple" xlink:show="embed" xlink:actuate="onLoad" loext:mime-type="image/jpeg"/></draw:frame></text:p>
        <table:table table:name="Table4" table:style-name="Table4">
          <table:table-column table:style-name="Table4.A"/>
          <table:table-column table:style-name="Table4.B"/>
          <table:table-row table:style-name="Table4.1">
            <table:table-cell table:style-name="Table4.A1" office:value-type="string">
              <text:p text:style-name="MP2"><text:span text:style-name="MT1">Universidad Nacional de Avellaneda - Departamento de Tecnología y Administración</text:span></text:p>
              <text:p text:style-name="MP2"><text:span text:style-name="MT1">Interfaz de Señales para Prácticas Educativas de Laboratorio</text:span></text:p>
              <text:p text:style-name="MP2"><text:span text:style-name="MT2">Protocolo de Comunicación entre equipo-interfaz y PC</text:span></text:p>
            </table:table-cell>
            <table:table-cell table:style-name="Table4.A1" office:value-type="string">
              <text:p text:style-name="MP3"/>
            </table:table-cell>
          </table:table-row>
        </table:table>
        <text:p text:style-name="MP4"/>
      </style:header>
      <style:footer>
        <text:p text:style-name="Footer"/>
      </style:footer>
    </style:master-page>
    <style:master-page style:name="First_20_Page" style:display-name="First Page" style:page-layout-name="Mpm2" style:next-style-name="Standard">
      <style:header>
        <text:p text:style-name="MP5"><draw:frame draw:style-name="Mfr2" draw:name="Image1" text:anchor-type="as-char" svg:width="0.822in" svg:height="0.9398in" draw:z-index="4"><draw:image xlink:href="Pictures/1000000000000330000003A28FE12B33BF0FE0A4.jpg" xlink:type="simple" xlink:show="embed" xlink:actuate="onLoad" loext:mime-type="image/jpeg"/></draw:frame></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2" meta:object-count="0" meta:page-count="5" meta:paragraph-count="174" meta:word-count="1444" meta:character-count="8966" meta:non-whitespace-character-count="7692"/>
    <meta:generator>LibreOfficeDev/6.0.5.2$Linux_X86_64 LibreOffice_project/</meta:generator>
  </office:meta>
</office:document-meta>
</file>